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ndson zu<text:line-break/>Module „autoyast“ [SSA 1007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7.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iere eine autoyast-Konfiguration aus dem System (Kl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ung 1007.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reinige das generierte autoyast-Profil auf das Minimum, so dass ein Server damit installiert werden kan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7.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iere mit dem bereinigten autoyast-Profil ein neues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7.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gleiche das neue automatisch generierte autoyast-Profil mit dem aus dem vorherigen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3T18:15:42.994439810</dc:date>
    <dc:creator>Philipp Marmet</dc:creator>
    <meta:editing-duration>PT1H26M27S</meta:editing-duration>
    <meta:editing-cycles>28</meta:editing-cycles>
    <meta:generator>LibreOffice/5.2.0.4$Linux_X86_64 LibreOffice_project/20m0$Build-4</meta:generator>
    <meta:document-statistic meta:object-count="45"/>
    <meta:user-defined meta:name="Modul_Area">SSA</meta:user-defined>
    <meta:user-defined meta:name="Modul_ID">1007</meta:user-defined>
    <meta:user-defined meta:name="Modul_Name">autoyast</meta:user-defined>
  </office:meta>
</office:document-meta>
</file>